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arial" svg:font-family="arial, sans-serif"/>
    <style:font-face style:name="Courier New1" svg:font-family="'Courier New'" style:font-family-generic="modern"/>
    <style:font-face style:name="Arial" svg:font-family="Arial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5" svg:font-family="Arial" style:font-pitch="variable"/>
    <style:font-face style:name="Cambria" svg:font-family="Cambria" style:font-pitch="variable"/>
    <style:font-face style:name="Mangal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95cm" table:align="left"/>
    </style:style>
    <style:style style:name="Tabella1.A" style:family="table-column">
      <style:table-column-properties style:column-width="6.309cm"/>
    </style:style>
    <style:style style:name="Tabella1.B" style:family="table-column">
      <style:table-column-properties style:column-width="10.68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04cm" fo:margin-left="0cm" table:align="left"/>
    </style:style>
    <style:style style:name="Tabella2.A" style:family="table-column">
      <style:table-column-properties style:column-width="8.308cm"/>
    </style:style>
    <style:style style:name="Tabella2.B" style:family="table-column">
      <style:table-column-properties style:column-width="8.69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817cm" fo:margin-left="0.178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8.72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6.995cm" table:align="left"/>
    </style:style>
    <style:style style:name="Tabella4.A" style:family="table-column">
      <style:table-column-properties style:column-width="7.306cm"/>
    </style:style>
    <style:style style:name="Tabella4.B" style:family="table-column">
      <style:table-column-properties style:column-width="9.689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6.995cm" table:align="left"/>
    </style:style>
    <style:style style:name="Tabella11.A" style:family="table-column">
      <style:table-column-properties style:column-width="7.306cm"/>
    </style:style>
    <style:style style:name="Tabella11.B" style:family="table-column">
      <style:table-column-properties style:column-width="9.689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6.995cm" table:align="left"/>
    </style:style>
    <style:style style:name="Tabella5.A" style:family="table-column">
      <style:table-column-properties style:column-width="7.306cm"/>
    </style:style>
    <style:style style:name="Tabella5.B" style:family="table-column">
      <style:table-column-properties style:column-width="9.689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6.995cm" table:align="left"/>
    </style:style>
    <style:style style:name="Tabella6.A" style:family="table-column">
      <style:table-column-properties style:column-width="7.306cm"/>
    </style:style>
    <style:style style:name="Tabella6.B" style:family="table-column">
      <style:table-column-properties style:column-width="9.689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6.995cm" table:align="left"/>
    </style:style>
    <style:style style:name="Tabella7.A" style:family="table-column">
      <style:table-column-properties style:column-width="8.5cm"/>
    </style:style>
    <style:style style:name="Tabella7.B" style:family="table-column">
      <style:table-column-properties style:column-width="8.495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6.893cm" fo:margin-left="0.095cm" table:align="left"/>
    </style:style>
    <style:style style:name="Tabella10.A" style:family="table-column">
      <style:table-column-properties style:column-width="8.405cm"/>
    </style:style>
    <style:style style:name="Tabella10.B" style:family="table-column">
      <style:table-column-properties style:column-width="8.488cm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style:use-window-font-color="true" style:font-name="Liberation Serif" fo:font-size="8pt" fo:letter-spacing="normal" fo:language="en" fo:country="US" fo:font-style="normal" fo:font-weight="normal" officeooo:rsid="0017db36" officeooo:paragraph-rsid="0014d084" fo:background-color="transparent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7pt" fo:letter-spacing="normal" fo:font-style="normal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1c2b53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2969ee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1dbf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bd675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686b9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1a0f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686b9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640e2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68ccd" officeooo:paragraph-rsid="004328f6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4c5270" officeooo:paragraph-rsid="004c5270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212c03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51cc54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51a0fd" officeooo:paragraph-rsid="0051a0fd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f32a1" officeooo:paragraph-rsid="005dc51f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5bc746" officeooo:paragraph-rsid="005dc51f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5ef82e" officeooo:paragraph-rsid="005ef82e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1c2b53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530910" officeooo:paragraph-rsid="00530910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Liberation Serif" fo:font-size="10pt" fo:letter-spacing="normal" fo:language="en" fo:country="US" fo:font-style="normal" fo:font-weight="bold" officeooo:rsid="001dbf0d" officeooo:paragraph-rsid="002969ee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30910" officeooo:paragraph-rsid="00530910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30910" officeooo:paragraph-rsid="005640e2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55ba4d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5640e2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568418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3686b9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640e2" officeooo:paragraph-rsid="005640e2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officeooo:rsid="003686b9" officeooo:paragraph-rsid="003686b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8pt" fo:letter-spacing="normal" fo:font-style="normal" fo:font-weight="normal" officeooo:rsid="00697b20" officeooo:paragraph-rsid="00697b20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ef82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officeooo:rsid="005ef82e" officeooo:paragraph-rsid="005ef82e" style:font-size-asian="10pt" style:font-weight-asian="normal" style:font-size-complex="10pt" style:font-weight-complex="normal"/>
    </style:style>
    <style:style style:name="P34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1dbf0d" fo:background-color="transparent" style:font-size-asian="10pt" style:font-weight-asian="bold" style:font-size-complex="10pt" style:font-weight-complex="bold"/>
    </style:style>
    <style:style style:name="P35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2969ee" fo:background-color="transparent" style:font-size-asian="10pt" style:font-weight-asian="bold" style:font-size-complex="10pt" style:font-weight-complex="bold"/>
    </style:style>
    <style:style style:name="P3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bd675" fo:background-color="transparent" style:font-size-asian="10pt" style:font-weight-asian="bold" style:font-size-complex="10pt" style:font-weight-complex="bold"/>
    </style:style>
    <style:style style:name="P37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686b9" fo:background-color="transparent" style:font-size-asian="10pt" style:font-weight-asian="bold" style:font-size-complex="10pt" style:font-weight-complex="bold"/>
    </style:style>
    <style:style style:name="P38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variant="normal" fo:text-transform="none" fo:color="#000000" style:font-name="Liberation Serif" fo:font-size="10pt" fo:letter-spacing="normal" fo:font-style="normal" fo:font-weight="normal" officeooo:rsid="001c2b53" officeooo:paragraph-rsid="00261185" fo:background-color="transparent" style:font-size-asian="10pt" style:font-weight-asian="normal" style:font-size-complex="10pt" style:font-weight-complex="normal"/>
    </style:style>
    <style:style style:name="P39" style:family="paragraph" style:parent-style-name="Text_20_body">
      <style:text-properties style:font-name="Liberation Serif" officeooo:rsid="0017db36" officeooo:paragraph-rsid="0014d084" fo:background-color="#ffff00"/>
    </style:style>
    <style:style style:name="P40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officeooo:rsid="0017cb3f" officeooo:paragraph-rsid="0017cb3f" style:font-weight-asian="bold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officeooo:rsid="0023a933" officeooo:paragraph-rsid="0023a933" style:font-weight-asian="bold" style:font-weight-complex="bold"/>
    </style:style>
    <style:style style:name="P42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officeooo:rsid="00168ccd" officeooo:paragraph-rsid="001a5256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cb3f" officeooo:paragraph-rsid="0017cb3f" fo:background-color="#ff99ff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db36" officeooo:paragraph-rsid="0014d084" fo:background-color="#ffff00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db36" officeooo:paragraph-rsid="0014d084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8e24d" officeooo:paragraph-rsid="0018e24d" fo:background-color="#ff99ff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9a7fd" officeooo:paragraph-rsid="0024c7ff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f32a1" officeooo:paragraph-rsid="0019a7fd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5a4fcc" officeooo:paragraph-rsid="005a4fcc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8e24d" officeooo:paragraph-rsid="0024c7ff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68ccd" officeooo:paragraph-rsid="0024c7f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33d3b9" officeooo:paragraph-rsid="0033d3b9" style:font-size-asian="10pt" style:font-weight-asian="bold" style:font-size-complex="10pt" style:font-weight-complex="bold"/>
    </style:style>
    <style:style style:name="P53" style:family="paragraph" style:parent-style-name="Standard">
      <style:text-properties fo:font-variant="normal" fo:text-transform="none" fo:color="#000000" style:font-name="Liberation Serif" fo:font-size="8pt" fo:letter-spacing="normal" fo:font-style="normal" fo:font-weight="normal" officeooo:rsid="00697b20" officeooo:paragraph-rsid="001c2b53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24pt" fo:letter-spacing="normal" fo:font-style="normal" fo:font-weight="normal" officeooo:rsid="0017db36" officeooo:paragraph-rsid="004dfe9c" style:font-size-asian="24pt" style:font-size-complex="24pt"/>
    </style:style>
    <style:style style:name="P55" style:family="paragraph" style:parent-style-name="Standard">
      <style:text-properties fo:font-variant="normal" fo:text-transform="none" fo:color="#222222" style:font-name="arial" fo:font-size="7pt" fo:letter-spacing="normal" fo:font-style="normal" fo:font-weight="normal" officeooo:rsid="004e168a" officeooo:paragraph-rsid="004e168a" style:font-size-asian="7pt" style:font-weight-asian="normal" style:font-size-complex="7pt" style:font-weight-complex="normal"/>
    </style:style>
    <style:style style:name="P56" style:family="paragraph" style:parent-style-name="Standard">
      <style:text-properties style:font-name="Liberation Serif" officeooo:rsid="0017db36" officeooo:paragraph-rsid="00168ccd"/>
    </style:style>
    <style:style style:name="P57" style:family="paragraph" style:parent-style-name="Standard">
      <style:text-properties style:font-name="Liberation Serif" officeooo:rsid="0017db36" officeooo:paragraph-rsid="0017cb3f"/>
    </style:style>
    <style:style style:name="P58" style:family="paragraph" style:parent-style-name="Standard">
      <style:text-properties style:font-name="Liberation Serif" fo:font-weight="bold" officeooo:rsid="00168ccd" officeooo:paragraph-rsid="00168ccd" style:font-weight-asian="bold" style:font-weight-complex="bold"/>
    </style:style>
    <style:style style:name="P59" style:family="paragraph" style:parent-style-name="Standard">
      <style:text-properties style:font-name="Liberation Serif" fo:font-weight="bold" officeooo:rsid="00168ccd" officeooo:paragraph-rsid="003dd49b" style:font-weight-asian="bold" style:font-weight-complex="bold"/>
    </style:style>
    <style:style style:name="P60" style:family="paragraph" style:parent-style-name="Standard">
      <style:text-properties style:font-name="Liberation Serif" fo:font-weight="bold" officeooo:rsid="001c2b53" officeooo:paragraph-rsid="001c2b53" style:font-weight-asian="bold" style:font-weight-complex="bold"/>
    </style:style>
    <style:style style:name="P61" style:family="paragraph" style:parent-style-name="Standard">
      <style:text-properties style:font-name="Liberation Serif" officeooo:rsid="00168ccd" officeooo:paragraph-rsid="0023a933"/>
    </style:style>
    <style:style style:name="P62" style:family="paragraph" style:parent-style-name="Standard">
      <style:text-properties style:font-name="Liberation Serif" officeooo:rsid="00168ccd" officeooo:paragraph-rsid="0014d084"/>
    </style:style>
    <style:style style:name="P63" style:family="paragraph" style:parent-style-name="Standard">
      <style:paragraph-properties fo:text-align="center" style:justify-single-word="false"/>
      <style:text-properties style:font-name="Liberation Serif" officeooo:paragraph-rsid="0014d084"/>
    </style:style>
    <style:style style:name="P64" style:family="paragraph" style:parent-style-name="Standard">
      <style:paragraph-properties fo:text-align="center" style:justify-single-word="false"/>
      <style:text-properties style:font-name="Liberation Serif" officeooo:rsid="0017cb3f" officeooo:paragraph-rsid="0017cb3f" fo:background-color="#ff99ff"/>
    </style:style>
    <style:style style:name="P65" style:family="paragraph" style:parent-style-name="Standard">
      <style:paragraph-properties fo:text-align="center" style:justify-single-word="false"/>
      <style:text-properties style:font-name="Liberation Serif" officeooo:rsid="001dbf0d" officeooo:paragraph-rsid="001dbf0d" fo:background-color="#ff99ff"/>
    </style:style>
    <style:style style:name="P66" style:family="paragraph" style:parent-style-name="Standard">
      <style:text-properties style:font-name="Liberation Serif" officeooo:rsid="00261185" officeooo:paragraph-rsid="00261185"/>
    </style:style>
    <style:style style:name="P67" style:family="paragraph" style:parent-style-name="Standard">
      <style:text-properties style:font-name="Liberation Serif" officeooo:rsid="00394af6" officeooo:paragraph-rsid="00394af6"/>
    </style:style>
    <style:style style:name="P68" style:family="paragraph" style:parent-style-name="Standard">
      <style:text-properties style:font-name="Liberation Serif" fo:font-size="10pt" fo:font-weight="bold" officeooo:rsid="00261185" officeooo:paragraph-rsid="00261185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Liberation Serif" fo:font-size="10pt" officeooo:rsid="00261185" officeooo:paragraph-rsid="00261185" style:font-size-asian="10pt" style:font-size-complex="10pt"/>
    </style:style>
    <style:style style:name="P70" style:family="paragraph" style:parent-style-name="Standard">
      <style:paragraph-properties fo:text-align="center" style:justify-single-word="false"/>
      <style:text-properties style:font-name="Arial1" fo:font-size="24pt" officeooo:paragraph-rsid="004dfe9c" style:font-size-asian="24pt" style:font-size-complex="24pt"/>
    </style:style>
    <style:style style:name="P71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4c7ff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1c2b53" fo:background-color="transparent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61185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ce50a" fo:background-color="transparent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969ee" fo:background-color="transparent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98cd9" fo:background-color="transparent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b08f7" fo:background-color="transparent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4328f6" fo:background-color="transparent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4469be" fo:background-color="transparent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4be74d" fo:background-color="transparent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2bdca" officeooo:paragraph-rsid="00261185" fo:background-color="transparent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2bdca" officeooo:paragraph-rsid="00605597" fo:background-color="transparent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212c03" fo:background-color="transparent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2874a2" fo:background-color="transparent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3bd675" fo:background-color="transparent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519453" fo:background-color="transparent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51cc54" fo:background-color="transparent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f32a1" officeooo:paragraph-rsid="001f32a1" fo:background-color="transparent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3d3b9" officeooo:paragraph-rsid="0033d3b9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79b66" officeooo:paragraph-rsid="00379b66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a984a" fo:background-color="transparent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19453" fo:background-color="transparent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1cc54" fo:background-color="transparent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9a7fd" officeooo:paragraph-rsid="00417a19" fo:background-color="transparent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1e6bbe" officeooo:paragraph-rsid="004469be" fo:background-color="transparent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484343" officeooo:paragraph-rsid="00484343" fo:background-color="transparent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4dad0f" officeooo:paragraph-rsid="004dad0f" fo:background-color="transparent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5f6262" officeooo:paragraph-rsid="005f6262" fo:background-color="transparent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61dbf6" officeooo:paragraph-rsid="0061dbf6" fo:background-color="transparent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63394d" officeooo:paragraph-rsid="0063394d" fo:background-color="transparent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6a21c6" officeooo:paragraph-rsid="006a21c6" fo:background-color="transparent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transparent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3bd675" fo:background-color="#ffff66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#ffcc00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#ffcc00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68470f" officeooo:paragraph-rsid="00697b20" fo:background-color="#ffcc00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2874a2" officeooo:paragraph-rsid="002874a2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2874a2" officeooo:paragraph-rsid="0051945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2874a2" officeooo:paragraph-rsid="0051cc54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2874a2" officeooo:paragraph-rsid="0057cf6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212c03" officeooo:paragraph-rsid="002874a2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212c03" officeooo:paragraph-rsid="00519453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212c03" officeooo:paragraph-rsid="0051cc5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519453" officeooo:paragraph-rsid="00519453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519453" officeooo:paragraph-rsid="0051cc54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57cf63" officeooo:paragraph-rsid="0057cf6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left="0.499cm" fo:margin-right="0cm" fo:text-indent="0cm" style:auto-text-indent="false"/>
      <style:text-properties style:font-name="Liberation Serif" fo:font-size="10pt" fo:font-weight="bold" officeooo:rsid="006b24d5" officeooo:paragraph-rsid="006b281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left="0.499cm" fo:margin-right="0cm" fo:margin-top="0cm" fo:margin-bottom="0cm" loext:contextual-spacing="false" fo:text-indent="0cm" style:auto-text-indent="false"/>
      <style:text-properties fo:color="#000000" style:font-name="Liberation Serif1" fo:font-weight="bold" officeooo:paragraph-rsid="00278bed" style:font-weight-asian="bold" style:font-name-complex="Liberation Serif1" style:font-size-complex="10pt" style:font-weight-complex="bold"/>
    </style:style>
    <style:style style:name="P119" style:family="paragraph" style:parent-style-name="Standard">
      <style:paragraph-properties fo:margin-left="0.499cm" fo:margin-right="0cm" fo:margin-top="0cm" fo:margin-bottom="0cm" loext:contextual-spacing="false" fo:text-indent="0cm" style:auto-text-indent="false"/>
      <style:text-properties fo:color="#000000" style:font-name="Liberation Serif1" fo:font-weight="bold" officeooo:paragraph-rsid="00671f77" style:font-weight-asian="bold" style:font-name-complex="Liberation Serif1" style:font-size-complex="10pt" style:font-weight-complex="bold"/>
    </style:style>
    <style:style style:name="P120" style:family="paragraph" style:parent-style-name="Standard">
      <style:paragraph-properties fo:margin-left="0.499cm" fo:margin-right="0cm" fo:margin-top="0cm" fo:margin-bottom="0cm" loext:contextual-spacing="false" fo:text-indent="0cm" style:auto-text-indent="false" style:snap-to-layout-grid="false"/>
      <style:text-properties fo:color="#000000" style:font-name="Liberation Serif1" fo:font-weight="bold" officeooo:rsid="00378a96" officeooo:paragraph-rsid="00671f77" style:font-weight-asian="bold" style:font-name-complex="Liberation Serif1" style:font-size-complex="10pt" style:font-weight-complex="bold"/>
    </style:style>
    <style:style style:name="P121" style:family="paragraph" style:parent-style-name="Standard">
      <style:paragraph-properties fo:margin-left="0.499cm" fo:margin-right="0cm" fo:margin-top="0cm" fo:margin-bottom="0cm" loext:contextual-spacing="false" fo:text-indent="0cm" style:auto-text-indent="false"/>
      <style:text-properties officeooo:paragraph-rsid="00278bed"/>
    </style:style>
    <style:style style:name="P122" style:family="paragraph" style:parent-style-name="Table_20_Contents">
      <style:paragraph-properties fo:text-align="start" style:justify-single-word="false"/>
      <style:text-properties style:font-name="Liberation Serif" style:font-size-asian="12pt" style:font-size-complex="12pt"/>
    </style:style>
    <style:style style:name="P123" style:family="paragraph" style:parent-style-name="Table_20_Contents">
      <style:text-properties style:font-name="Liberation Serif" style:font-size-asian="10pt" style:font-size-complex="10pt"/>
    </style:style>
    <style:style style:name="P124" style:family="paragraph" style:parent-style-name="Table_20_Contents">
      <style:text-properties style:font-name="Liberation Serif" officeooo:rsid="002969ee" officeooo:paragraph-rsid="002969ee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erif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" officeooo:paragraph-rsid="002969ee" style:font-size-asian="10pt" style:font-size-complex="10pt"/>
    </style:style>
    <style:style style:name="P127" style:family="paragraph" style:parent-style-name="Table_20_Contents">
      <style:text-properties style:font-name="Liberation Serif" officeooo:paragraph-rsid="00519453" style:font-size-asian="10pt" style:font-size-complex="10pt"/>
    </style:style>
    <style:style style:name="P128" style:family="paragraph" style:parent-style-name="Table_20_Contents">
      <style:text-properties style:font-name="Liberation Serif" officeooo:rsid="00519453" officeooo:paragraph-rsid="00519453" style:font-size-asian="10pt" style:font-size-complex="10pt"/>
    </style:style>
    <style:style style:name="P129" style:family="paragraph" style:parent-style-name="Table_20_Contents">
      <style:text-properties style:font-name="Liberation Serif" officeooo:rsid="00519453" officeooo:paragraph-rsid="0051cc54" style:font-size-asian="10pt" style:font-size-complex="10pt"/>
    </style:style>
    <style:style style:name="P130" style:family="paragraph" style:parent-style-name="Table_20_Contents">
      <style:text-properties style:font-name="Liberation Serif" officeooo:paragraph-rsid="0051cc54" style:font-size-asian="10pt" style:font-size-complex="10pt"/>
    </style:style>
    <style:style style:name="P131" style:family="paragraph" style:parent-style-name="Table_20_Contents">
      <style:text-properties style:font-name="Liberation Serif" officeooo:rsid="006b24d5" officeooo:paragraph-rsid="006b24d5" style:font-size-asian="10pt" style:font-size-complex="10pt"/>
    </style:style>
    <style:style style:name="P132" style:family="paragraph" style:parent-style-name="Table_20_Contents">
      <style:text-properties style:font-name="Liberation Serif" fo:font-size="7pt" fo:font-weight="normal" officeooo:rsid="004e168a" officeooo:paragraph-rsid="004e168a" style:font-size-asian="7pt" style:font-weight-asian="normal" style:font-size-complex="7pt" style:font-weight-complex="normal"/>
    </style:style>
    <style:style style:name="P133" style:family="paragraph" style:parent-style-name="Table_20_Contents">
      <style:text-properties style:font-name="Liberation Serif" fo:background-color="#ffcc00" style:font-size-asian="10pt" style:font-size-complex="10pt"/>
    </style:style>
    <style:style style:name="P134" style:family="paragraph" style:parent-style-name="indice">
      <style:paragraph-properties fo:text-align="center" style:justify-single-word="false"/>
      <style:text-properties fo:font-variant="normal" fo:text-transform="none" fo:color="#000000" style:font-name="Arial1" fo:font-size="24pt" fo:letter-spacing="normal" fo:font-style="normal" fo:font-weight="normal" officeooo:rsid="0017db36" officeooo:paragraph-rsid="004dfe9c" style:font-size-asian="24pt" style:font-size-complex="24pt"/>
    </style:style>
    <style:style style:name="P135" style:family="paragraph" style:parent-style-name="indice">
      <style:paragraph-properties fo:text-align="start" style:justify-single-word="false"/>
      <style:text-properties fo:font-variant="normal" fo:text-transform="none" fo:color="#000000" style:font-name="Arial1" fo:font-size="14pt" fo:letter-spacing="normal" fo:font-style="normal" fo:font-weight="normal" officeooo:rsid="004dfe9c" officeooo:paragraph-rsid="004dfe9c" style:font-size-asian="12.25pt" style:font-size-complex="14pt"/>
    </style:style>
    <style:style style:name="P136" style:family="paragraph" style:parent-style-name="Standard" style:master-page-name="Standard">
      <style:paragraph-properties fo:text-align="center" style:justify-single-word="false" style:page-number="auto"/>
      <style:text-properties style:font-name="Liberation Serif" officeooo:rsid="0017db36" officeooo:paragraph-rsid="0014d084" fo:background-color="#ffff00"/>
    </style:style>
    <style:style style:name="P137" style:family="paragraph" style:parent-style-name="Standard">
      <style:paragraph-properties fo:margin-left="0.499cm" fo:margin-right="0cm" fo:text-indent="0cm" style:auto-text-indent="false"/>
      <style:text-properties fo:font-variant="normal" fo:text-transform="none" fo:color="#000000" style:font-name="Liberation Serif" fo:font-size="10pt" fo:letter-spacing="normal" fo:font-style="normal" fo:font-weight="bold" officeooo:rsid="005f6262" officeooo:paragraph-rsid="005f6262" fo:background-color="transparent" style:font-size-asian="10pt" style:font-weight-asian="bold" style:font-size-complex="10pt" style:font-weight-complex="bold"/>
    </style:style>
    <style:style style:name="P138" style:family="paragraph" style:parent-style-name="Table_20_Contents">
      <style:text-properties style:font-name="Liberation Serif" style:font-size-asian="10pt" style:font-size-complex="10pt"/>
    </style:style>
    <style:style style:name="T1" style:family="text">
      <style:text-properties fo:font-variant="normal" fo:text-transform="none" fo:color="#000000" fo:font-size="9pt" fo:letter-spacing="normal" fo:font-style="normal"/>
    </style:style>
    <style:style style:name="T2" style:family="text">
      <style:text-properties fo:font-variant="normal" fo:text-transform="none" fo:color="#000000" fo:font-size="9pt" fo:letter-spacing="normal" fo:font-style="normal" fo:font-weight="normal"/>
    </style:style>
    <style:style style:name="T3" style:family="text">
      <style:text-properties fo:font-variant="normal" fo:text-transform="none" fo:color="#000000" fo:font-size="9pt" fo:letter-spacing="normal" fo:font-style="normal" fo:font-weight="normal" officeooo:rsid="0024884d"/>
    </style:style>
    <style:style style:name="T4" style:family="text">
      <style:text-properties fo:font-variant="normal" fo:text-transform="none" fo:color="#000000" fo:font-size="9pt" fo:letter-spacing="normal" fo:font-style="normal" fo:font-weight="normal" officeooo:rsid="001a5256" style:font-weight-asian="normal" style:font-weight-complex="normal"/>
    </style:style>
    <style:style style:name="T5" style:family="text">
      <style:text-properties fo:font-variant="normal" fo:text-transform="none" fo:color="#000000" fo:font-size="9pt" fo:letter-spacing="normal" fo:font-style="normal" fo:font-weight="normal" officeooo:rsid="0017db36" style:font-weight-asian="normal" style:font-weight-complex="normal"/>
    </style:style>
    <style:style style:name="T6" style:family="text">
      <style:text-properties fo:font-variant="normal" fo:text-transform="none" fo:color="#000000" fo:font-size="9pt" fo:letter-spacing="normal" fo:font-style="normal" fo:font-weight="normal" officeooo:rsid="0024884d" style:font-weight-asian="normal" style:font-weight-complex="normal"/>
    </style:style>
    <style:style style:name="T7" style:family="text">
      <style:text-properties fo:font-variant="normal" fo:text-transform="none" fo:color="#000000" fo:font-size="9pt" fo:letter-spacing="normal" fo:font-style="normal" fo:font-weight="bold"/>
    </style:style>
    <style:style style:name="T8" style:family="text">
      <style:text-properties fo:font-variant="normal" fo:text-transform="none" fo:color="#000000" fo:font-size="9pt" fo:letter-spacing="normal" fo:font-style="normal" fo:font-weight="bold" officeooo:rsid="0023a933" style:font-weight-asian="bold" style:font-weight-complex="bold"/>
    </style:style>
    <style:style style:name="T9" style:family="text">
      <style:text-properties fo:font-variant="normal" fo:text-transform="none" fo:color="#000000" fo:font-size="9pt" fo:letter-spacing="normal" fo:font-style="normal" fo:font-weight="bold" officeooo:rsid="00168ccd" style:font-weight-asian="bold" style:font-weight-complex="bold"/>
    </style:style>
    <style:style style:name="T10" style:family="text">
      <style:text-properties fo:font-variant="normal" fo:text-transform="none" fo:color="#000000" fo:font-size="9pt" fo:letter-spacing="normal" fo:font-style="normal" fo:font-weight="bold" officeooo:rsid="001a5256" style:font-weight-asian="bold" style:font-weight-complex="bold"/>
    </style:style>
    <style:style style:name="T11" style:family="text">
      <style:text-properties fo:font-variant="normal" fo:text-transform="none" fo:color="#000000" fo:font-size="9pt" fo:letter-spacing="normal" fo:font-style="normal" officeooo:rsid="0017db36"/>
    </style:style>
    <style:style style:name="T12" style:family="text">
      <style:text-properties fo:font-variant="normal" fo:text-transform="none" fo:color="#000000" fo:font-size="9pt" fo:letter-spacing="normal" fo:font-style="normal" officeooo:rsid="0023a933"/>
    </style:style>
    <style:style style:name="T13" style:family="text">
      <style:text-properties fo:font-variant="normal" fo:text-transform="none" fo:color="#000000" fo:font-size="9pt" fo:letter-spacing="normal" fo:font-style="normal" officeooo:rsid="0018e24d"/>
    </style:style>
    <style:style style:name="T14" style:family="text">
      <style:text-properties fo:font-variant="normal" fo:text-transform="none" fo:color="#000000" fo:font-size="9pt" fo:letter-spacing="normal" fo:font-style="normal" officeooo:rsid="00298cd9"/>
    </style:style>
    <style:style style:name="T15" style:family="text">
      <style:text-properties fo:font-variant="normal" fo:text-transform="none" fo:color="#000000" fo:font-size="9pt" fo:letter-spacing="normal" fo:font-style="normal" officeooo:rsid="0017db36" style:font-weight-asian="normal" style:font-weight-complex="normal"/>
    </style:style>
    <style:style style:name="T16" style:family="text">
      <style:text-properties fo:font-variant="normal" fo:text-transform="none" fo:color="#000000" style:font-name="Liberation Serif" fo:font-size="10pt" fo:letter-spacing="normal" fo:font-style="normal" fo:font-weight="bold" officeooo:rsid="005ef82e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style:font-name="Liberation Serif" fo:font-size="10pt" fo:letter-spacing="normal" fo:font-style="normal" fo:font-weight="normal" officeooo:rsid="005ef82e" style:font-size-asian="10pt" style:font-weight-asian="normal" style:font-size-complex="10pt" style:font-weight-complex="normal"/>
    </style:style>
    <style:style style:name="T18" style:family="text">
      <style:text-properties officeooo:rsid="0017db36"/>
    </style:style>
    <style:style style:name="T19" style:family="text">
      <style:text-properties officeooo:rsid="0017cb3f"/>
    </style:style>
    <style:style style:name="T20" style:family="text">
      <style:text-properties officeooo:rsid="002430ff"/>
    </style:style>
    <style:style style:name="T21" style:family="text">
      <style:text-properties officeooo:rsid="0024c7ff"/>
    </style:style>
    <style:style style:name="T22" style:family="text">
      <style:text-properties officeooo:rsid="00261185"/>
    </style:style>
    <style:style style:name="T23" style:family="text">
      <style:text-properties fo:font-size="12pt" fo:font-weight="bold" officeooo:rsid="00261185" style:font-size-asian="12pt" style:font-weight-asian="bold" style:font-size-complex="12pt" style:font-weight-complex="bold"/>
    </style:style>
    <style:style style:name="T24" style:family="text">
      <style:text-properties officeooo:rsid="002874a2"/>
    </style:style>
    <style:style style:name="T25" style:family="text">
      <style:text-properties officeooo:rsid="00298cd9"/>
    </style:style>
    <style:style style:name="T26" style:family="text">
      <style:text-properties officeooo:rsid="002a314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4c7ff" style:font-weight-asian="normal" style:font-weight-complex="normal"/>
    </style:style>
    <style:style style:name="T29" style:family="text">
      <style:text-properties fo:font-weight="normal" officeooo:rsid="002b08f7" style:font-weight-asian="normal" style:font-weight-complex="normal"/>
    </style:style>
    <style:style style:name="T30" style:family="text">
      <style:text-properties fo:font-weight="normal" officeooo:rsid="002874a2" style:font-weight-asian="normal" style:font-weight-complex="normal"/>
    </style:style>
    <style:style style:name="T31" style:family="text">
      <style:text-properties fo:font-weight="normal" officeooo:rsid="00298cd9" style:font-weight-asian="normal" style:font-weight-complex="normal"/>
    </style:style>
    <style:style style:name="T32" style:family="text">
      <style:text-properties fo:font-weight="normal" officeooo:rsid="002a3142" style:font-weight-asian="normal" style:font-weight-complex="normal"/>
    </style:style>
    <style:style style:name="T33" style:family="text">
      <style:text-properties fo:font-weight="normal" officeooo:rsid="002e01b1" style:font-weight-asian="normal" style:font-weight-complex="normal"/>
    </style:style>
    <style:style style:name="T34" style:family="text">
      <style:text-properties fo:font-weight="normal" officeooo:rsid="002fc6eb" style:font-weight-asian="normal" style:font-weight-complex="normal"/>
    </style:style>
    <style:style style:name="T35" style:family="text">
      <style:text-properties fo:font-weight="normal" officeooo:rsid="0033d3b9" style:font-weight-asian="normal" style:font-weight-complex="normal"/>
    </style:style>
    <style:style style:name="T36" style:family="text">
      <style:text-properties fo:font-weight="normal" officeooo:rsid="00351990" style:font-weight-asian="normal" style:font-weight-complex="normal"/>
    </style:style>
    <style:style style:name="T37" style:family="text">
      <style:text-properties fo:font-weight="normal" officeooo:rsid="00417a19" style:font-weight-asian="normal" style:font-weight-complex="normal"/>
    </style:style>
    <style:style style:name="T38" style:family="text">
      <style:text-properties fo:font-weight="normal" officeooo:rsid="004328f6" style:font-weight-asian="normal" style:font-weight-complex="normal"/>
    </style:style>
    <style:style style:name="T39" style:family="text">
      <style:text-properties fo:font-weight="normal" officeooo:rsid="0046621a" style:font-weight-asian="normal" style:font-weight-complex="normal"/>
    </style:style>
    <style:style style:name="T40" style:family="text">
      <style:text-properties fo:font-weight="normal" officeooo:rsid="004ffb59" style:font-weight-asian="normal" style:font-weight-complex="normal"/>
    </style:style>
    <style:style style:name="T41" style:family="text">
      <style:text-properties fo:font-weight="normal" officeooo:rsid="004907c9" style:font-weight-asian="normal" style:font-weight-complex="normal"/>
    </style:style>
    <style:style style:name="T42" style:family="text">
      <style:text-properties fo:font-weight="normal" officeooo:rsid="00605597" style:font-weight-asian="normal" style:font-weight-complex="normal"/>
    </style:style>
    <style:style style:name="T43" style:family="text">
      <style:text-properties fo:font-weight="normal" officeooo:rsid="0061b1a3" style:font-weight-asian="normal" style:font-weight-complex="normal"/>
    </style:style>
    <style:style style:name="T44" style:family="text">
      <style:text-properties fo:font-weight="normal" officeooo:rsid="006b281a" style:font-weight-asian="normal" style:font-weight-complex="normal"/>
    </style:style>
    <style:style style:name="T45" style:family="text">
      <style:text-properties fo:font-weight="normal" style:font-style-asian="normal" style:font-weight-asian="normal" style:font-style-complex="normal" style:font-weight-complex="normal"/>
    </style:style>
    <style:style style:name="T46" style:family="text">
      <style:text-properties officeooo:rsid="002ce50a"/>
    </style:style>
    <style:style style:name="T47" style:family="text">
      <style:text-properties officeooo:rsid="002e01b1"/>
    </style:style>
    <style:style style:name="T48" style:family="text">
      <style:text-properties officeooo:rsid="0033d3b9"/>
    </style:style>
    <style:style style:name="T49" style:family="text">
      <style:text-properties officeooo:rsid="00351990"/>
    </style:style>
    <style:style style:name="T50" style:family="text">
      <style:text-properties officeooo:rsid="00394af6"/>
    </style:style>
    <style:style style:name="T51" style:family="text">
      <style:text-properties officeooo:rsid="003a984a"/>
    </style:style>
    <style:style style:name="T52" style:family="text">
      <style:text-properties officeooo:rsid="00421eef"/>
    </style:style>
    <style:style style:name="T53" style:family="text">
      <style:text-properties officeooo:rsid="004328f6"/>
    </style:style>
    <style:style style:name="T54" style:family="text">
      <style:text-properties officeooo:rsid="001c2b53"/>
    </style:style>
    <style:style style:name="T55" style:family="text">
      <style:text-properties officeooo:rsid="0046621a"/>
    </style:style>
    <style:style style:name="T56" style:family="text">
      <style:text-properties officeooo:rsid="0022bdca"/>
    </style:style>
    <style:style style:name="T57" style:family="text">
      <style:text-properties officeooo:rsid="004907c9"/>
    </style:style>
    <style:style style:name="T58" style:family="text">
      <style:text-properties officeooo:rsid="004be74d"/>
    </style:style>
    <style:style style:name="T59" style:family="text">
      <style:text-properties officeooo:rsid="004c5270"/>
    </style:style>
    <style:style style:name="T60" style:family="text">
      <style:text-properties officeooo:rsid="004dfe9c"/>
    </style:style>
    <style:style style:name="T61" style:family="text">
      <style:text-properties officeooo:rsid="0051a0fd"/>
    </style:style>
    <style:style style:name="T62" style:family="text">
      <style:text-properties officeooo:rsid="0051cc54"/>
    </style:style>
    <style:style style:name="T63" style:family="text">
      <style:text-properties fo:font-size="8pt" fo:font-weight="normal" officeooo:rsid="0055ba4d" style:font-size-asian="8pt" style:font-weight-asian="normal" style:font-size-complex="8pt" style:font-weight-complex="normal"/>
    </style:style>
    <style:style style:name="T64" style:family="text">
      <style:text-properties officeooo:rsid="005443c1"/>
    </style:style>
    <style:style style:name="T65" style:family="text">
      <style:text-properties officeooo:rsid="005640e2"/>
    </style:style>
    <style:style style:name="T66" style:family="text">
      <style:text-properties fo:color="#000000" style:font-name="Liberation Serif" fo:font-size="10pt" fo:font-weight="bold" officeooo:rsid="005ef82e" style:font-size-asian="10pt" style:font-weight-asian="bold" style:font-size-complex="10pt" style:font-weight-complex="bold"/>
    </style:style>
    <style:style style:name="T67" style:family="text">
      <style:text-properties fo:color="#000000" style:font-name="Liberation Serif" fo:font-size="10pt" fo:font-weight="normal" officeooo:rsid="005ef82e" style:font-size-asian="10pt" style:font-weight-asian="normal" style:font-size-complex="10pt" style:font-weight-complex="normal"/>
    </style:style>
    <style:style style:name="T68" style:family="text">
      <style:text-properties fo:color="#000000" style:font-name="Liberation Serif1" fo:font-weight="bold" style:font-name-asian="Liberation Serif1" style:font-weight-asian="bold" style:font-name-complex="Liberation Serif1" style:font-size-complex="10pt" style:font-weight-complex="bold"/>
    </style:style>
    <style:style style:name="T69" style:family="text">
      <style:text-properties fo:color="#000000" style:font-name="Liberation Serif1" fo:font-weight="bold" officeooo:rsid="00671f77" style:font-name-asian="Liberation Serif1" style:font-weight-asian="bold" style:font-name-complex="Liberation Serif1" style:font-size-complex="10pt" style:font-weight-complex="bold"/>
    </style:style>
    <style:style style:name="T70" style:family="text">
      <style:text-properties fo:color="#000000" style:font-name="Liberation Serif1" fo:font-weight="bold" style:font-weight-asian="bold" style:font-name-complex="Liberation Serif1" style:font-size-complex="10pt" style:font-weight-complex="bold"/>
    </style:style>
    <style:style style:name="T71" style:family="text">
      <style:text-properties officeooo:rsid="005f6262"/>
    </style:style>
    <style:style style:name="T72" style:family="text">
      <style:text-properties officeooo:rsid="00605597"/>
    </style:style>
    <style:style style:name="T73" style:family="text">
      <style:text-properties officeooo:rsid="00671f77"/>
    </style:style>
    <style:style style:name="T74" style:family="text">
      <style:text-properties officeooo:rsid="00697b20"/>
    </style:style>
    <style:style style:name="T75" style:family="text">
      <style:text-properties fo:background-color="#ffcc00" loext:char-shading-value="0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6b281a"/>
    </style:style>
    <style:style style:name="T78" style:family="text">
      <style:text-properties fo:font-style="normal" fo:font-weight="normal" officeooo:rsid="006b281a" style:font-style-asian="normal" style:font-weight-asian="normal" style:font-style-complex="normal" style:font-weight-complex="normal"/>
    </style:style>
    <style:style style:name="T79" style:family="text">
      <style:text-properties officeooo:rsid="00b34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USER STORY <text:span text:style-name="T50">Format:</text:span></text:p>
      <text:p text:style-name="P56"><text:span text:style-name="T3">&lt;Customer&gt;</text:span><text:span text:style-name="T2"> upgrade from v13.5 to v15</text:span><text:line-break/><text:line-break/><text:span text:style-name="T7">Assets</text:span><text:span text:style-name="T2">: same as ORANGE GLOBAL v15</text:span></text:p>
      <text:p text:style-name="P40">Current client version:</text:p>
      <text:p text:style-name="P40">Current server version:</text:p>
      <text:p text:style-name="P57"><text:span text:style-name="T9">New client version </text:span><text:span text:style-name="T4">(+1 is ok for us)</text:span><text:span text:style-name="T10">:</text:span></text:p>
      <text:p text:style-name="P61"><text:span text:style-name="T8">Bugs to be included:</text:span><text:span text:style-name="T18"><text:line-break/></text:span></text:p>
      <text:p text:style-name="P59"><text:span text:style-name="T15">NOTE</text:span><text:span text:style-name="T5">: </text:span><text:span text:style-name="T6">(e.g.: p</text:span><text:span text:style-name="T5">lease remember to make visible the T&amp;C link in the client</text:span><text:span text:style-name="T6">)</text:span></text:p>
      <text:p text:style-name="P41"/>
      <text:p text:style-name="P41">Changes from prev<text:span text:style-name="T20">i</text:span>ous version <text:span text:style-name="T20">(</text:span>that MUST be highlited into the env doc<text:span text:style-name="T20">)</text:span>:</text:p>
      <text:p text:style-name="P58"><text:span text:style-name="T11">C</text:span><text:span text:style-name="T1">SV </text:span><text:span text:style-name="T14">dictionaries</text:span><text:span text:style-name="T12"> are</text:span><text:span text:style-name="T13"> </text:span><text:span text:style-name="T1">in attachment.</text:span></text:p>
      <text:p text:style-name="P62"/>
      <text:p text:style-name="P68">Every new request should be added into the US and also into the Env Doc, where it should be highlighted since it's released.</text:p>
      <text:p text:style-name="P69"/>
      <text:p text:style-name="P66"/>
      <text:p text:style-name="P66"/>
      <text:p text:style-name="P67">This is how we woul<text:span text:style-name="T51">d</text:span> like to have the environment document:</text:p>
      <text:p text:style-name="P67"/>
      <text:p text:style-name="P44"><text:span text:style-name="T19">ENVIRONMENT </text:span>DOCUMENT</text:p>
      <text:p text:style-name="P45"/>
      <text:p text:style-name="P70">OneMediaHub – <text:span text:style-name="T60">Customer-name</text:span> </text:p>
      <text:p text:style-name="P54">Environments</text:p>
      <text:p text:style-name="P134"/>
      <text:p text:style-name="P135">1) Table of contents</text:p>
      <text:p text:style-name="P135">2) SOW Abstract</text:p>
      <text:p text:style-name="P135">3) Environments</text:p>
      <text:p text:style-name="P46">GENERIC SESSION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7">Customer name:</text:p>
          </table:table-cell>
          <table:table-cell table:style-name="Tabella1.B1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49">Application name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47">Brand-id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50">Supported languages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52">Branding <text:span text:style-name="T27">(</text:span><text:span text:style-name="T37">Customer-name</text:span><text:span text:style-name="T27"> | Orange-</text:span><text:span text:style-name="T37">Global</text:span><text:span text:style-name="T27">…)</text:span> 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51"><text:span text:style-name="T52">I</text:span>mage link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51">Mockup link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11">Color table link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17">Google Play Package Name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16">Others:</text:p>
          </table:table-cell>
          <table:table-cell table:style-name="Tabella1.B2" office:value-type="string">
            <text:p text:style-name="P122"/>
          </table:table-cell>
        </table:table-row>
      </table:table>
      <text:p text:style-name="P46"/>
      <text:p text:style-name="P48"/>
      <text:p text:style-name="P42"><text:soft-page-break/></text:p>
      <text:p text:style-name="P42"/>
      <text:p text:style-name="P43">SERVER/PORTAL SESSION</text:p>
      <text:p text:style-name="P60">Generic info:</text:p>
      <text:p text:style-name="P53"/>
      <text:p text:style-name="P2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73">Storage <text:span text:style-name="T53">S3 enabled </text:span><text:span text:style-name="T29"><text:s/></text:span><text:span text:style-name="T38">(if no is </text:span><text:span text:style-name="T28">Filesystem)</text:span><text:span text:style-name="T21">:</text:span></text:p>
          </table:table-cell>
          <table:table-cell table:style-name="Tabella2.B1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78">Encryption <text:span text:style-name="T53">enabled</text:span><text:span text:style-name="T28"> (Yes </text:span><text:span text:style-name="T29">| </text:span><text:span text:style-name="T28">No)</text:span><text:span text:style-name="T21">: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78">Transcoding <text:span text:style-name="T53">enabled</text:span> <text:span text:style-name="T28"><text:s/>(Yes </text:span><text:span text:style-name="T29">| </text:span><text:span text:style-name="T28">No)</text:span><text:span text:style-name="T21">: 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73">Oauth <text:span text:style-name="T21">enabled</text:span><text:span text:style-name="T28"> (Yes </text:span><text:span text:style-name="T29">| </text:span><text:span text:style-name="T28">No)</text:span><text:span text:style-name="T21">: 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73">Antivirus <text:span text:style-name="T21">enabled </text:span><text:span text:style-name="T28">(Yes </text:span><text:span text:style-name="T29">| </text:span><text:span text:style-name="T28">No)</text:span><text:span text:style-name="T21"> :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94">Subscriptions enabled <text:span text:style-name="T35">(Yes | No)</text:span><text:span text:style-name="T48"> </text:span>: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99">SSO (true if server has SSO integration. </text:p>
            <text:p text:style-name="P99">Integration allows the end user to access to a 3rd party service e.g. subscription management, user profile management, provided by a third party back-end)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100">Feature Phones enabled <text:span text:style-name="T53"><text:s/></text:span><text:span text:style-name="T28">(Yes </text:span><text:span text:style-name="T29">| </text:span><text:span text:style-name="T28">No)</text:span><text:span text:style-name="T21"> :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102"/>
          </table:table-cell>
          <table:table-cell table:style-name="Tabella2.B2" office:value-type="string">
            <text:p text:style-name="P133"/>
          </table:table-cell>
        </table:table-row>
      </table:table>
      <text:p text:style-name="P71"/>
      <text:p text:style-name="P38"><text:span text:style-name="T23">Portal customizations </text:span><text:span text:style-name="T22">(leave </text:span>them empty if not customized<text:span text:style-name="T22">)</text:span></text:p>
      <text:p text:style-name="P31"/>
      <text:p text:style-name="P31">NOTE: <text:span text:style-name="T75"><text:s text:c="10"/></text:span>are v16 features. They should be filled</text:p>
      <text:p text:style-name="P3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73">Login link:</text:p>
          </table:table-cell>
          <table:table-cell table:style-name="Tabella3.B1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Logout link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9">OMH T<text:span text:style-name="T49">&amp;C and PP</text:span> enabled <text:span text:style-name="T27">(Yes,</text:span><text:span text:style-name="T36">link</text:span><text:span text:style-name="T27"> 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8">Need more storage link <text:span text:style-name="T35">(Yes,</text:span><text:span text:style-name="T36">link</text:span><text:span text:style-name="T35"> 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95">Signup<text:span text:style-name="T27"> </text:span><text:span text:style-name="T54"><text:s/></text:span><text:span text:style-name="T35">(Yes,</text:span><text:span text:style-name="T36">link</text:span><text:span text:style-name="T35"> 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9"><text:span text:style-name="T71">Contact link</text:span> <text:s/><text:span text:style-name="T35">(Yes,</text:span><text:span text:style-name="T36">link</text:span><text:span text:style-name="T35"> | No) 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Reset password enabled <text:span text:style-name="T28">(Yes </text:span><text:span text:style-name="T29">| </text:span><text:span text:style-name="T28">No)</text:span><text:span text:style-name="T21"> 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Forgot password enabled <text:span text:style-name="T28">(Yes | N</text:span><text:span text:style-name="T38">o</text:span><text:span text:style-name="T28">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Delete account enabled <text:span text:style-name="T46">from portal </text:span><text:span text:style-name="T28">(Yes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4"><text:span text:style-name="T71">CSR: </text:span>Delete account <text:span text:style-name="T71">button </text:span><text:span text:style-name="T28">(Yes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98">CSR: Add User Button <text:span text:style-name="T28">(Yes| No)</text:span><text:span text:style-name="T54">: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98">CSR: <text:span text:style-name="T79">Resend Password</text:span> Button <text:span text:style-name="T28">(Yes| No)</text:span><text:span text:style-name="T54">: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<text:span text:style-name="T47">User information shown </text:span>in <text:span text:style-name="T47">the sliding toolbar</text:span> <text:span text:style-name="T28">( </text:span><text:span text:style-name="T33">First_last_Name | User_id | Phone_number </text:span><text:span text:style-name="T34">| My_</text:span><text:span text:style-name="T43">account</text:span><text:span text:style-name="T33">)<text:line-break/></text:span><text:span text:style-name="T43">default is user_id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Show social networks bottom bar <text:span text:style-name="T21">enabled </text:span><text:span text:style-name="T28">( No </text:span><text:span text:style-name="T39">by default</text:span><text:span text:style-name="T28">) </text:span><text:span text:style-name="T21">: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2"/>
            <text:p text:style-name="P82"><text:soft-page-break/></text:p>
            <text:p text:style-name="P82"><text:span text:style-name="T55">User profile field </text:span><text:span text:style-name="T42">('possible values')</text:span></text:p>
            <text:p text:style-name="P82"><text:span text:style-name="T72">Username</text:span><text:span text:style-name="T42"> ['visible', 'hidden']</text:span><text:span text:style-name="T28"><text:line-break/></text:span><text:span text:style-name="T55">First Name </text:span><text:span text:style-name="T42">['visible', 'uneditable', 'hidden']</text:span><text:span text:style-name="T28"><text:line-break/></text:span><text:span text:style-name="T55">Last Name </text:span><text:span text:style-name="T42">['visible', 'uneditable', 'hidden']</text:span></text:p>
            <text:p text:style-name="P82"><text:span text:style-name="T55">Email </text:span><text:span text:style-name="T42">['visible', 'uneditable', 'hidden']</text:span><text:span text:style-name="T39"><text:line-break/></text:span><text:span text:style-name="T55">Phone Number </text:span><text:span text:style-name="T42">['visible', 'uneditable', 'hidden']</text:span></text:p>
            <text:p text:style-name="P82"><text:span text:style-name="T72">edit profile button </text:span><text:span text:style-name="T42">['visible', 'uneditable', 'hidden']</text:span><text:span text:style-name="T39"><text:line-break/>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106">UnsubscribePlanBtn <text:span text:style-name="T42">['visible', 'hidden']</text:span></text:p>
            <text:p text:style-name="P106"><text:span text:style-name="T74">S</text:span>ubscribePlanBtn <text:span text:style-name="T42">['visible', 'hidden']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105">Login Page – video URL<text:line-break/>(should be a youtube link)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104">customer.name<text:span text:style-name="T76"> (ex: Funambol, Inc.) </text:span></text:p>
            <text:p text:style-name="P104">customer.name.short<text:span text:style-name="T76"> (ex: Funambol) </text:span></text:p>
            <text:p text:style-name="P104">customer.app.name<text:span text:style-name="T76"> (ex: OneMediaHub) 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101"><text:span text:style-name="T75">Login-page, <text:s/>1st banner (marketing-section)</text:span><text:line-break/><text:span text:style-name="T28">(Yes </text:span><text:span text:style-name="T29">| </text:span><text:span text:style-name="T28">No)</text:span><text:span text:style-name="T56">: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1">Login-page, logo banner <text:span text:style-name="T27">(static </text:span><text:span text:style-name="T29">| </text:span><text:span text:style-name="T27">floating)</text:span> 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1">Login-page, overview info (Tell me more section) enabled <text:span text:style-name="T28">(Yes </text:span><text:span text:style-name="T29">| </text:span><text:span text:style-name="T28">No)</text:span>: 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96">Mandatory email at first access <text:span text:style-name="T28">(Yes </text:span><text:span text:style-name="T29">| </text:span><text:span text:style-name="T28">No)</text:span><text:span text:style-name="T56">: 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9">CSR url 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CSR customizations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Others:</text:p>
          </table:table-cell>
          <table:table-cell table:style-name="Tabella3.B2" office:value-type="string">
            <text:p text:style-name="P123"/>
          </table:table-cell>
        </table:table-row>
      </table:table>
      <text:p text:style-name="P19"/>
      <text:p text:style-name="P19"/>
      <text:p text:style-name="P72"/>
      <text:p text:style-name="P83">Environments :</text:p>
      <text:p text:style-name="P83">1) Production Environment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7">OMH version:</text:p>
          </table:table-cell>
          <table:table-cell table:style-name="Tabella4.B1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11">Server URL: </text:p>
          </table:table-cell>
          <table:table-cell table:style-name="Tabella4.B2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11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4.B2" office:value-type="string">
            <text:p text:style-name="P123"/>
          </table:table-cell>
        </table:table-row>
        <table:table-row>
          <table:table-cell table:style-name="Tabella4.A2" table:number-rows-spanned="4" office:value-type="string">
            <text:p text:style-name="P114">Back-End URLs <text:span text:style-name="T27">(Signup, Login, Billing, Notifications)</text:span></text:p>
          </table:table-cell>
          <table:table-cell table:style-name="Tabella4.B2" office:value-type="string">
            <text:p text:style-name="P123"/>
          </table:table-cell>
        </table:table-row>
        <table:table-row>
          <table:covered-table-cell/>
          <table:table-cell table:style-name="Tabella4.B2" office:value-type="string">
            <text:p text:style-name="P123"/>
          </table:table-cell>
        </table:table-row>
        <table:table-row>
          <table:covered-table-cell/>
          <table:table-cell table:style-name="Tabella4.B2" office:value-type="string">
            <text:p text:style-name="P123"/>
          </table:table-cell>
        </table:table-row>
        <table:table-row>
          <table:covered-table-cell/>
          <table:table-cell table:style-name="Tabella4.B2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07">Users <text:span text:style-name="T41">(usernames)</text:span><text:span text:style-name="T57"> </text:span>:</text:p>
          </table:table-cell>
          <table:table-cell table:style-name="Tabella4.B2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16">Dropbox parameters (app-id | secret ):</text:p>
          </table:table-cell>
          <table:table-cell table:style-name="Tabella4.B2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17">Chromecast <text:span text:style-name="T77">key</text:span> <text:span text:style-name="T78">(funambol's: 79884A0C ; Google's : CC1AD845 ; customer's: xxxx)</text:span>:</text:p>
          </table:table-cell>
          <table:table-cell table:style-name="Tabella4.B2" office:value-type="string">
            <text:p text:style-name="P123"/>
          </table:table-cell>
        </table:table-row>
      </table:table>
      <text:p text:style-name="P91"/>
      <text:p text:style-name="P83">2) Staging Environment</text:p>
      <text:p text:style-name="P86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08">OMH version:</text:p>
          </table:table-cell>
          <table:table-cell table:style-name="Tabella11.B1" office:value-type="string">
            <text:p text:style-name="P127"/>
          </table:table-cell>
        </table:table-row>
        <text:soft-page-break/>
        <table:table-row>
          <table:table-cell table:style-name="Tabella11.A2" office:value-type="string">
            <text:p text:style-name="P112">Server URL: </text:p>
          </table:table-cell>
          <table:table-cell table:style-name="Tabella11.B2" office:value-type="string">
            <text:p text:style-name="P127"/>
          </table:table-cell>
        </table:table-row>
        <table:table-row>
          <table:table-cell table:style-name="Tabella11.A2" office:value-type="string">
            <text:p text:style-name="P112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11.B2" office:value-type="string">
            <text:p text:style-name="P127"/>
          </table:table-cell>
        </table:table-row>
        <table:table-row>
          <table:table-cell table:style-name="Tabella11.A2" table:number-rows-spanned="4" office:value-type="string">
            <text:p text:style-name="P114">Back-End URLs <text:span text:style-name="T27">(Signup, Login, Billing, Notifications)</text:span></text:p>
          </table:table-cell>
          <table:table-cell table:style-name="Tabella11.B2" office:value-type="string">
            <text:p text:style-name="P127"/>
          </table:table-cell>
        </table:table-row>
        <table:table-row>
          <table:covered-table-cell/>
          <table:table-cell table:style-name="Tabella11.B2" office:value-type="string">
            <text:p text:style-name="P127"/>
          </table:table-cell>
        </table:table-row>
        <table:table-row>
          <table:covered-table-cell/>
          <table:table-cell table:style-name="Tabella11.B2" office:value-type="string">
            <text:p text:style-name="P127"/>
          </table:table-cell>
        </table:table-row>
        <table:table-row>
          <table:covered-table-cell/>
          <table:table-cell table:style-name="Tabella11.B2" office:value-type="string">
            <text:p text:style-name="P127"/>
          </table:table-cell>
        </table:table-row>
        <table:table-row>
          <table:table-cell table:style-name="Tabella11.A2" office:value-type="string">
            <text:p text:style-name="P110">Users <text:span text:style-name="T41">(usernames)</text:span><text:span text:style-name="T57"> </text:span>:</text:p>
          </table:table-cell>
          <table:table-cell table:style-name="Tabella11.B2" office:value-type="string">
            <text:p text:style-name="P127"/>
          </table:table-cell>
        </table:table-row>
        <table:table-row>
          <table:table-cell table:style-name="Tabella11.A2" office:value-type="string">
            <text:p text:style-name="P116">Dropbox parameters (app-id | secret ):</text:p>
          </table:table-cell>
          <table:table-cell table:style-name="Tabella11.B2" office:value-type="string">
            <text:p text:style-name="P127"/>
          </table:table-cell>
        </table:table-row>
        <table:table-row>
          <table:table-cell table:style-name="Tabella11.A2" office:value-type="string">
            <text:p text:style-name="P117">Chromecast <text:span text:style-name="T77">key</text:span> <text:span text:style-name="T78">(funambol's: 79884A0C ; Google's : CC1AD845 ; customer's: xxxx)</text:span>:</text:p>
          </table:table-cell>
          <table:table-cell table:style-name="Tabella11.B2" office:value-type="string">
            <text:p text:style-name="P131">Use the product one.</text:p>
          </table:table-cell>
        </table:table-row>
      </table:table>
      <text:p text:style-name="P92"/>
      <text:p text:style-name="P13">3) Integration Environment</text:p>
      <text:p text:style-name="P13"/>
      <text:p text:style-name="P86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08">OMH version:</text:p>
          </table:table-cell>
          <table:table-cell table:style-name="Tabella5.B1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12">Server URL: </text:p>
          </table:table-cell>
          <table:table-cell table:style-name="Tabella5.B2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12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5.B2" office:value-type="string">
            <text:p text:style-name="P127"/>
          </table:table-cell>
        </table:table-row>
        <table:table-row>
          <table:table-cell table:style-name="Tabella5.A2" table:number-rows-spanned="4" office:value-type="string">
            <text:p text:style-name="P114">Back-End URLs <text:span text:style-name="T27">(Signup, Login, Billing, Notifications)</text:span></text:p>
          </table:table-cell>
          <table:table-cell table:style-name="Tabella5.B2" office:value-type="string">
            <text:p text:style-name="P128"/>
          </table:table-cell>
        </table:table-row>
        <table:table-row>
          <table:covered-table-cell/>
          <table:table-cell table:style-name="Tabella5.B2" office:value-type="string">
            <text:p text:style-name="P128"/>
          </table:table-cell>
        </table:table-row>
        <table:table-row>
          <table:covered-table-cell/>
          <table:table-cell table:style-name="Tabella5.B2" office:value-type="string">
            <text:p text:style-name="P128"/>
          </table:table-cell>
        </table:table-row>
        <table:table-row>
          <table:covered-table-cell/>
          <table:table-cell table:style-name="Tabella5.B2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08">Users <text:span text:style-name="T40">(username and pwd) </text:span>:</text:p>
          </table:table-cell>
          <table:table-cell table:style-name="Tabella5.B2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16">Dropbox parameters (app-id | secret ):</text:p>
          </table:table-cell>
          <table:table-cell table:style-name="Tabella5.B2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17">Chromecast <text:span text:style-name="T77">key </text:span><text:span text:style-name="T44">(funambol's: 79884A0C ; Google's : CC1AD845 ; customer's: xxxx)</text:span><text:span text:style-name="T77"> </text:span>:</text:p>
          </table:table-cell>
          <table:table-cell table:style-name="Tabella5.B2" office:value-type="string">
            <text:p text:style-name="P131">Use the product one.</text:p>
          </table:table-cell>
        </table:table-row>
      </table:table>
      <text:p text:style-name="P92"/>
      <text:p text:style-name="P14">3) <text:span text:style-name="T62">Development</text:span> Environment</text:p>
      <text:p text:style-name="P14"/>
      <text:p text:style-name="P87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09">OMH version:</text:p>
          </table:table-cell>
          <table:table-cell table:style-name="Tabella6.B1" office:value-type="string">
            <text:p text:style-name="P130"/>
          </table:table-cell>
        </table:table-row>
        <table:table-row>
          <table:table-cell table:style-name="Tabella6.A2" office:value-type="string">
            <text:p text:style-name="P113">Server URL: </text:p>
          </table:table-cell>
          <table:table-cell table:style-name="Tabella6.B2" office:value-type="string">
            <text:p text:style-name="P130"/>
          </table:table-cell>
        </table:table-row>
        <table:table-row>
          <table:table-cell table:style-name="Tabella6.A2" office:value-type="string">
            <text:p text:style-name="P113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6.B2" office:value-type="string">
            <text:p text:style-name="P130"/>
          </table:table-cell>
        </table:table-row>
        <table:table-row>
          <table:table-cell table:style-name="Tabella6.A2" table:number-rows-spanned="4" office:value-type="string">
            <text:p text:style-name="P115">Back-End URLs <text:span text:style-name="T27">(Signup, Login, Billing, Notifications)</text:span></text:p>
          </table:table-cell>
          <table:table-cell table:style-name="Tabella6.B2" office:value-type="string">
            <text:p text:style-name="P129"/>
          </table:table-cell>
        </table:table-row>
        <table:table-row>
          <table:covered-table-cell/>
          <table:table-cell table:style-name="Tabella6.B2" office:value-type="string">
            <text:p text:style-name="P129"/>
          </table:table-cell>
        </table:table-row>
        <table:table-row>
          <table:covered-table-cell/>
          <table:table-cell table:style-name="Tabella6.B2" office:value-type="string">
            <text:p text:style-name="P129"/>
          </table:table-cell>
        </table:table-row>
        <table:table-row>
          <table:covered-table-cell/>
          <table:table-cell table:style-name="Tabella6.B2" office:value-type="string">
            <text:p text:style-name="P130"/>
          </table:table-cell>
        </table:table-row>
        <table:table-row>
          <table:table-cell table:style-name="Tabella6.A2" office:value-type="string">
            <text:p text:style-name="P109">Users <text:span text:style-name="T40">(username and pwd) </text:span>:</text:p>
          </table:table-cell>
          <table:table-cell table:style-name="Tabella6.B2" office:value-type="string">
            <text:p text:style-name="P130"/>
          </table:table-cell>
        </table:table-row>
        <table:table-row>
          <table:table-cell table:style-name="Tabella6.A2" office:value-type="string">
            <text:p text:style-name="P116">Dropbox parameters (app-id | secret ):</text:p>
          </table:table-cell>
          <table:table-cell table:style-name="Tabella6.B2" office:value-type="string">
            <text:p text:style-name="P130"/>
          </table:table-cell>
        </table:table-row>
        <text:soft-page-break/>
        <table:table-row>
          <table:table-cell table:style-name="Tabella6.A2" office:value-type="string">
            <text:p text:style-name="P117">Chromecast <text:span text:style-name="T77">key</text:span> <text:span text:style-name="T78">(funambol's: 79884A0C ; Google's : CC1AD845 ; customer's: xxxx)</text:span>:</text:p>
          </table:table-cell>
          <table:table-cell table:style-name="Tabella6.B2" office:value-type="string">
            <text:p text:style-name="P131">Use the product one.</text:p>
          </table:table-cell>
        </table:table-row>
      </table:table>
      <text:p text:style-name="P93"/>
      <text:p text:style-name="P84"/>
      <text:p text:style-name="P7"><text:s/>O-Auth configuration parameters</text:p>
      <text:p text:style-name="P103">1) Production Environment</text:p>
      <text:p text:style-name="P37">- Web Portal <text:span text:style-name="T65">oauth-params </text:span>:</text:p>
      <text:p text:style-name="P25">authorize.code.url=</text:p>
      <text:p text:style-name="P25">access.token.url=</text:p>
      <text:p text:style-name="P25">refresh.token.url=</text:p>
      <text:p text:style-name="P25">user.info.url=</text:p>
      <text:p text:style-name="P25">implementation-class=</text:p>
      <text:p text:style-name="P25">http-client.connection-timeout-in-seconds=</text:p>
      <text:p text:style-name="P25">http-client.read-timeout-in-seconds=</text:p>
      <text:p text:style-name="P25">http-client.max-total-connections=</text:p>
      <text:p text:style-name="P25"/>
      <text:p text:style-name="P25">client.web.id=</text:p>
      <text:p text:style-name="P25">client.web.secret=</text:p>
      <text:p text:style-name="P25">client.web.redirect.url=</text:p>
      <text:p text:style-name="P25">client.web.logout.redirect.url=</text:p>
      <text:p text:style-name="P25">client.web.logout.url=</text:p>
      <text:p text:style-name="P25"/>
      <text:p text:style-name="P25">client.android.id=</text:p>
      <text:p text:style-name="P25">client.android.secret=</text:p>
      <text:p text:style-name="P25">client.android.redirect.url=</text:p>
      <text:p text:style-name="P25"/>
      <text:p text:style-name="P25">client.ios.id=</text:p>
      <text:p text:style-name="P25">client.ios.secret=</text:p>
      <text:p text:style-name="P25">client.ios.redirect.url=</text:p>
      <text:p text:style-name="P25"/>
      <text:p text:style-name="P25">client.windows.id=</text:p>
      <text:p text:style-name="P25">client.windows.secret=</text:p>
      <text:p text:style-name="P25">client.windows.redirect.url=</text:p>
      <text:p text:style-name="P25"/>
      <text:p text:style-name="P25">client.macos.id=</text:p>
      <text:p text:style-name="P25">client.macos.secret=</text:p>
      <text:p text:style-name="P25">client.macos.redirect.url=</text:p>
      <text:p text:style-name="P25"/>
      <text:p text:style-name="P29">client.winph.id=</text:p>
      <text:p text:style-name="P29">client.winph.secret=</text:p>
      <text:p text:style-name="P29">client.winph.redirect.url=</text:p>
      <text:p text:style-name="P30"/>
      <text:p text:style-name="P10">- Windows PC <text:span text:style-name="T65">oauth-params </text:span>:</text:p>
      <text:p text:style-name="P26">client.id <text:span text:style-name="T65">&amp; </text:span>client.secret <text:span text:style-name="T65">&amp; </text:span>access.token.uri <text:span text:style-name="T65">are</text:span> <text:span text:style-name="T65">t</text:span>he same you find in web portal section (client.windows.id, client.windows.secret, access.token.url)</text:p>
      <text:p text:style-name="P25">cookies.server.domain=</text:p>
      <text:p text:style-name="P25">authorize.token.uri=</text:p>
      <text:p text:style-name="P25">scope=The same value you find in web portal section into the <text:s/>authorize.code.url parameter</text:p>
      <text:p text:style-name="P25">logout.uri=</text:p>
      <text:p text:style-name="P25">revoke.access.token.uri=</text:p>
      <text:p text:style-name="P25">redirect.uri=</text:p>
      <text:p text:style-name="P9"/>
      <text:p text:style-name="P10">- MAC OS <text:span text:style-name="T65">oauth-params </text:span>:</text:p>
      <text:p text:style-name="P26"><text:span text:style-name="T63">client_id </text:span><text:span text:style-name="T65">&amp; </text:span>client_secret <text:span text:style-name="T65">&amp; </text:span>access_token_url <text:span text:style-name="T65">are t</text:span>he same you find in web portal section (client.macos.id, <text:span text:style-name="T65">c</text:span>lient.macos.secret, access.token.url<text:span text:style-name="T65">)</text:span></text:p>
      <text:p text:style-name="P28">service_url=</text:p>
      <text:p text:style-name="P25">auth_token_redirect_url=</text:p>
      <text:p text:style-name="P25">custom_additional_params=&amp;ui=</text:p>
      <text:p text:style-name="P27">request_scope= The same value you find in web portal section into the <text:s/>authorize.code.url parameter</text:p>
      <text:p text:style-name="P25">custom_logout=</text:p>
      <text:p text:style-name="P25">cookies_domain=</text:p>
      <text:p text:style-name="P25"/>
      <text:p text:style-name="P10">- Android <text:span text:style-name="T65">oauth-params </text:span>:</text:p>
      <text:p text:style-name="P26">client_id <text:span text:style-name="T65">&amp; client_secret &amp; </text:span>access_token_uri <text:span text:style-name="T65">are t</text:span>he same you find in web portal section (client.android.id, client.android.secret, access.token.url)</text:p>
      <text:p text:style-name="P26">redirect_uri=</text:p>
      <text:p text:style-name="P25">scope= The same value you find in web portal section into the <text:s/>authorize.code.url parameter</text:p>
      <text:p text:style-name="P25">auth_token_uri=</text:p>
      <text:p text:style-name="P25">logout_url=</text:p>
      <text:p text:style-name="P25">logged_out_url=</text:p>
      <text:p text:style-name="P25">revoke_token_url=</text:p>
      <text:p text:style-name="P25">extra_parameters=</text:p>
      <text:p text:style-name="P25">client_id_secret_in_request_body= true/false</text:p>
      <text:p text:style-name="P25"/>
      <text:p text:style-name="P10">- <text:span text:style-name="T64">i</text:span>OS <text:span text:style-name="T65">oauth-params </text:span>:</text:p>
      <text:p text:style-name="P26">client_id <text:span text:style-name="T65">&amp; client_secret &amp; </text:span>access_token_url <text:span text:style-name="T65">are t</text:span>he same you find in web portal section ( client.ios.id, client.ios.secret, access.token.url)</text:p>
      <text:p text:style-name="P25">service_url=</text:p>
      <text:p text:style-name="P25">logout_url=</text:p>
      <text:p text:style-name="P25"><text:soft-page-break/>auth_token_redirect_url=</text:p>
      <text:p text:style-name="P27">request_scope= The same value you find in web portal section into the <text:s/>authorize.code.url parameter</text:p>
      <text:p text:style-name="P25">custom_logout=</text:p>
      <text:p text:style-name="P25"/>
      <text:p text:style-name="P10">- Windows Phone <text:span text:style-name="T65">oauth-params</text:span>:</text:p>
      <text:p text:style-name="P24">ClientId <text:span text:style-name="T65">&amp; </text:span>ClientSecret <text:span text:style-name="T65"><text:s/>are the same you find in web portal section ( client.winph.id, client.winph.secret)</text:span></text:p>
      <text:p text:style-name="P23">AuthorizeTokenUri=</text:p>
      <text:p text:style-name="P23">CookieDomain=</text:p>
      <text:p text:style-name="P23">LoginUIType=</text:p>
      <text:p text:style-name="P23">LogoutQueryString=</text:p>
      <text:p text:style-name="P23">LogoutUri=</text:p>
      <text:p text:style-name="P23">RedirectUri=</text:p>
      <text:p text:style-name="P23">ResponseType=</text:p>
      <text:p text:style-name="P23">RevokeAccessTokenUri=</text:p>
      <text:p text:style-name="P21"/>
      <text:p text:style-name="P85">2) Staging Environment</text:p>
      <text:p text:style-name="P36"><text:tab/>- Common parameters for each client</text:p>
      <text:p text:style-name="P6"><text:tab/>- Web Portal</text:p>
      <text:p text:style-name="P6"><text:tab/>- Windows PC</text:p>
      <text:p text:style-name="P6"><text:tab/>- MAC OS</text:p>
      <text:p text:style-name="P6"><text:tab/>- Android</text:p>
      <text:p text:style-name="P6"><text:tab/>- Windows Phone</text:p>
      <text:p text:style-name="P6"/>
      <text:p text:style-name="P85">3) Integration Environment</text:p>
      <text:p text:style-name="P36"><text:tab/>- Common parameters for each client</text:p>
      <text:p text:style-name="P6"><text:tab/>- Web Portal</text:p>
      <text:p text:style-name="P6"><text:tab/>- Windows PC</text:p>
      <text:p text:style-name="P6"><text:tab/>- MAC OS</text:p>
      <text:p text:style-name="P6"><text:tab/>- Android</text:p>
      <text:p text:style-name="P6"><text:tab/>- Windows Phone</text:p>
      <text:p text:style-name="P6"/>
      <text:p text:style-name="P84"/>
      <text:p text:style-name="P63"/>
      <text:p text:style-name="P64">CLIENT SESSION</text:p>
      <text:p text:style-name="P3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75">App name:</text:p>
          </table:table-cell>
          <table:table-cell table:style-name="Tabella7.B1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Company web address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“forgot password”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80"><text:span text:style-name="T58">Subscriptions</text:span> <text:span text:style-name="T58">enabled on</text:span> iOS <text:span text:style-name="T31">(Yes, link | No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80"><text:span text:style-name="T58">Subscriptions</text:span> <text:span text:style-name="T58">enabled on</text:span> <text:span text:style-name="T58">WindowsPhone</text:span> <text:span text:style-name="T31">(Yes, link | No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80"><text:span text:style-name="T58">Subscriptions</text:span> <text:span text:style-name="T58">enabled on</text:span> <text:span text:style-name="T58">Android</text:span> <text:span text:style-name="T31">(Yes, link | No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6">Signup <text:span text:style-name="T25">from</text:span> iOS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7">Signup <text:span text:style-name="T25">from</text:span> <text:span text:style-name="T25">Winphone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7">Signup <text:span text:style-name="T25">from</text:span> <text:span text:style-name="T25">Android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7">Signup <text:span text:style-name="T25">from</text:span> <text:span text:style-name="T25">WinPC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7">Signup <text:span text:style-name="T25">from</text:span> <text:span text:style-name="T25">MacOs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Desktop clients mobile and web uploads name: 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0">Android customizations 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0">iOS customizations 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0">MAC OS customizations :</text:p>
          </table:table-cell>
          <table:table-cell table:style-name="Tabella7.B2" office:value-type="string">
            <text:p text:style-name="P123"/>
          </table:table-cell>
        </table:table-row>
        <text:soft-page-break/>
        <table:table-row>
          <table:table-cell table:style-name="Tabella7.A2" office:value-type="string">
            <text:p text:style-name="P90">WindowsPC customizations 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0">Windows Phone customizations 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<text:span text:style-name="T49">OMH </text:span>T&amp;C and PP <text:span text:style-name="T49">enabled </text:span><text:span text:style-name="T32">(Yes, link | No )</text:span><text:span text:style-name="T26"> </text:span>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Copyright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7">Capptain enabled <text:span text:style-name="T32">(Yes | No )</text:span><text:span text:style-name="T26"> :</text:span>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118">Android info for Facebook <text:span text:style-name="T73">(hashkey)</text:span>:</text:p>
          </table:table-cell>
          <table:table-cell table:style-name="Tabella7.B2" office:value-type="string">
            <text:p text:style-name="P132">Hashkey:</text:p>
          </table:table-cell>
        </table:table-row>
        <table:table-row>
          <table:table-cell table:style-name="Tabella7.A2" office:value-type="string">
            <text:p text:style-name="P119">Facebook <text:span text:style-name="T73">app id</text:span> <text:span text:style-name="T73">(iOS)</text:span>:</text:p>
          </table:table-cell>
          <table:table-cell table:style-name="Tabella7.B2" office:value-type="string">
            <text:p text:style-name="P55">Prod: </text:p>
            <text:p text:style-name="P2"><text:span text:style-name="T73">other</text:span>:</text:p>
          </table:table-cell>
        </table:table-row>
        <table:table-row>
          <table:table-cell table:style-name="Tabella7.A2" office:value-type="string">
            <text:p text:style-name="P120">Dropbox app id (iOS)</text:p>
          </table:table-cell>
          <table:table-cell table:style-name="Tabella7.B2" office:value-type="string">
            <text:p text:style-name="P55">Prod: </text:p>
            <text:p text:style-name="P2"><text:span text:style-name="T73">other</text:span>:</text:p>
          </table:table-cell>
        </table:table-row>
        <table:table-row>
          <table:table-cell table:style-name="Tabella7.A2" office:value-type="string">
            <text:p text:style-name="P121"><text:span text:style-name="T69">WinPH</text:span><text:span text:style-name="T68"> </text:span><text:span text:style-name="T70">Product publisher</text:span></text:p>
          </table:table-cell>
          <table:table-cell table:style-name="Tabella7.B2" office:value-type="string">
            <text:p text:style-name="Standard"/>
          </table:table-cell>
        </table:table-row>
      </table:table>
      <text:p text:style-name="P3"/>
      <text:p text:style-name="P8"><text:span text:style-name="T61">Capptain </text:span>configuration parameters</text:p>
      <text:p text:style-name="P15">1) Android</text:p>
      <text:p text:style-name="P15"><text:tab/>- capptaing sdk used <text:span text:style-name="T27">product (azure) | orange (aws) </text:span>:</text:p>
      <text:p text:style-name="P15"><text:tab/>- capptain_id <text:span text:style-name="T45">(e.g.: ora000025)</text:span> : </text:p>
      <text:p text:style-name="P15"><text:tab/>- capptain_api_value <text:span text:style-name="T27">(e.g. b6a5b1113175bf391e442a8653876b84)</text:span> :</text:p>
      <text:p text:style-name="P32"><text:span text:style-name="T16"><text:tab/>- </text:span><text:span text:style-name="T66">capptain_gcm_sender </text:span><text:span text:style-name="T67">(e.g. </text:span><text:span text:style-name="T17">934348309845) :</text:span></text:p>
      <text:p text:style-name="P33"/>
      <text:p text:style-name="P18"/>
      <text:p text:style-name="P15">2) iOS</text:p>
      <text:p text:style-name="P15"><text:tab/>- capptaing sdk used <text:span text:style-name="T27">product (azure) | orange (aws) </text:span>:</text:p>
      <text:p text:style-name="P15"><text:tab/>- capptain_id <text:span text:style-name="T45">(e.g.: ora000025)</text:span> : </text:p>
      <text:p text:style-name="P15"><text:tab/>- capptain.sdk.id <text:span text:style-name="T27">(e.g. b6a5b1113175bf391e442a8653876b84)</text:span> : </text:p>
      <text:p text:style-name="P15"/>
      <text:p text:style-name="P88"/>
      <text:p text:style-name="P65">MICROSITE SESSION (iOS &amp; Android <text:span text:style-name="T59">&amp; WindowsPhone</text:span>) </text:p>
      <text:p text:style-name="P34">Production env links:</text:p>
      <text:p text:style-name="P5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">Link tour:</text:p>
          </table:table-cell>
          <table:table-cell table:style-name="Tabella8.B1" office:value-type="string">
            <text:p text:style-name="P125"/>
          </table:table-cell>
        </table:table-row>
        <table:table-row>
          <table:table-cell table:style-name="Tabella8.A2" office:value-type="string">
            <text:p text:style-name="P4">Link call-back tour:</text:p>
          </table:table-cell>
          <table:table-cell table:style-name="Tabella8.B2" office:value-type="string">
            <text:p text:style-name="P125"/>
          </table:table-cell>
        </table:table-row>
        <table:table-row>
          <table:table-cell table:style-name="Tabella8.A2" office:value-type="string">
            <text:p text:style-name="P4">Link help:</text:p>
          </table:table-cell>
          <table:table-cell table:style-name="Tabella8.B2" office:value-type="string">
            <text:p text:style-name="P125"/>
          </table:table-cell>
        </table:table-row>
        <table:table-row>
          <table:table-cell table:style-name="Tabella8.A2" office:value-type="string">
            <text:p text:style-name="P12">Link subscriptions:</text:p>
          </table:table-cell>
          <table:table-cell table:style-name="Tabella8.B2" office:value-type="string">
            <text:p text:style-name="P125"/>
          </table:table-cell>
        </table:table-row>
      </table:table>
      <text:p text:style-name="P5"/>
      <text:p text:style-name="P5">Staging env links:</text:p>
      <text:p text:style-name="P35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Link tour:</text:p>
          </table:table-cell>
          <table:table-cell table:style-name="Tabella9.B1" office:value-type="string">
            <text:p text:style-name="P126"/>
          </table:table-cell>
        </table:table-row>
        <table:table-row>
          <table:table-cell table:style-name="Tabella9.A2" office:value-type="string">
            <text:p text:style-name="P4">Link call-back tour:</text:p>
          </table:table-cell>
          <table:table-cell table:style-name="Tabella9.B2" office:value-type="string">
            <text:p text:style-name="P126"/>
          </table:table-cell>
        </table:table-row>
        <table:table-row>
          <table:table-cell table:style-name="Tabella9.A2" office:value-type="string">
            <text:p text:style-name="P4">Link help:</text:p>
          </table:table-cell>
          <table:table-cell table:style-name="Tabella9.B2" office:value-type="string">
            <text:p text:style-name="P126"/>
          </table:table-cell>
        </table:table-row>
        <table:table-row>
          <table:table-cell table:style-name="Tabella9.A2" office:value-type="string">
            <text:p text:style-name="P12">Link subscriptions:</text:p>
          </table:table-cell>
          <table:table-cell table:style-name="Tabella9.B2" office:value-type="string">
            <text:p text:style-name="P126"/>
          </table:table-cell>
        </table:table-row>
      </table:table>
      <text:p text:style-name="P22"/>
      <text:p text:style-name="P5">Integration env links:</text:p>
      <text:p text:style-name="P3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">Link tour:</text:p>
          </table:table-cell>
          <table:table-cell table:style-name="Tabella10.B1" office:value-type="string">
            <text:p text:style-name="P126"/>
          </table:table-cell>
        </table:table-row>
        <table:table-row>
          <table:table-cell table:style-name="Tabella10.A2" office:value-type="string">
            <text:p text:style-name="P4">Link call-back tour:</text:p>
          </table:table-cell>
          <table:table-cell table:style-name="Tabella10.B2" office:value-type="string">
            <text:p text:style-name="P126"/>
          </table:table-cell>
        </table:table-row>
        <table:table-row>
          <table:table-cell table:style-name="Tabella10.A2" office:value-type="string">
            <text:p text:style-name="P4">Link help:</text:p>
          </table:table-cell>
          <table:table-cell table:style-name="Tabella10.B2" office:value-type="string">
            <text:p text:style-name="P126"/>
          </table:table-cell>
        </table:table-row>
        <text:soft-page-break/>
        <table:table-row>
          <table:table-cell table:style-name="Tabella10.A2" office:value-type="string">
            <text:p text:style-name="P12">Link subscriptions:</text:p>
          </table:table-cell>
          <table:table-cell table:style-name="Tabella10.B2" office:value-type="string">
            <text:p text:style-name="P126"/>
          </table:table-cell>
        </table:table-row>
      </table:table>
      <text:p text:style-name="P22"/>
      <text:p text:style-name="P1"/>
      <text:p text:style-name="P39">NOTE: The new features should be highl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arial" svg:font-family="arial, sans-serif"/>
    <style:font-face style:name="Courier New1" svg:font-family="'Courier New'" style:font-family-generic="modern"/>
    <style:font-face style:name="Arial" svg:font-family="Arial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5" svg:font-family="Arial" style:font-pitch="variable"/>
    <style:font-face style:name="Cambria" svg:font-family="Cambria" style:font-pitch="variable"/>
    <style:font-face style:name="Mangal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Text_20_body" style:class="extra" style:master-page-name="">
      <style:paragraph-properties style:page-number="auto" text:number-lines="false" text:line-number="0"/>
      <style:text-properties fo:font-size="8pt" style:font-size-asian="8pt"/>
    </style:style>
    <style:style style:name="Predefinito_20_1_7e_LT_7e_Gliederung_20_1" style:display-name="Predefinito 1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14pt" style:font-style-asian="normal" style:font-weight-asian="normal" style:font-name-complex="Arial5" style:font-family-complex="Arial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32cm" fo:margin-bottom="1.448cm" loext:contextual-spacing="false" style:page-number="auto" fo:break-before="pag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102cm" fo:margin-bottom="0.406cm" loext:contextual-spacing="false" fo:text-align="start" style:justify-single-word="false"/>
      <style:text-properties fo:font-size="11pt" fo:font-weight="bold"/>
    </style:style>
    <style:style style:name="indice" style:family="paragraph" style:parent-style-name="Contents_20_1">
      <style:paragraph-properties>
        <style:tab-stops>
          <style:tab-stop style:position="1cm"/>
          <style:tab-stop style:position="15.002cm"/>
          <style:tab-stop style:position="16.006cm" style:type="right" style:leader-style="dotted" style:leader-text="."/>
        </style:tab-stops>
      </style:paragraph-properties>
      <style:text-properties fo:language="en" fo:country="US" style:language-asian="en" style:country-asian="US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381cm" fo:margin-bottom="0.762cm" loext:contextual-spacing="false" fo:text-align="center" style:justify-single-word="false" fo:text-indent="0cm" style:auto-text-indent="false" style:page-number="auto" text:number-lines="false" text:line-number="0"/>
      <style:text-properties style:font-name="Arial2" fo:font-family="Arial" style:font-style-name="Bold" style:font-family-generic="swiss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style:font-name="Cambria" fo:font-family="Cambria" style:font-pitch="variable" style:font-name-asian="Cambria" style:font-family-asian="Cambria" style:font-pitch-asian="variable" style:font-name-complex="Cambria" style:font-family-complex="Cambria" style:font-pitch-complex="variable"/>
    </style:style>
    <style:style style:name="Outline_20_9" style:display-name="Outline 9" style:family="paragraph" style:parent-style-name="Outline_20_8"/>
    <style:style style:name="Outline_20_8" style:display-name="Outline 8" style:family="paragraph" style:parent-style-name="Outline_20_7"/>
    <style:style style:name="Outline_20_7" style:display-name="Outline 7" style:family="paragraph" style:parent-style-name="Outline_20_6"/>
    <style:style style:name="Outline_20_6" style:display-name="Outline 6" style:family="paragraph" style:parent-style-name="Outline_20_5"/>
    <style:style style:name="Outline_20_5" style:display-name="Outline 5" style:family="paragraph" style:parent-style-name="Outline_20_4">
      <style:paragraph-properties fo:margin-top="0cm" fo:margin-bottom="0.101cm" loext:contextual-spacing="false"/>
    </style:style>
    <style:style style:name="Outline_20_4" style:display-name="Outline 4" style:family="paragraph" style:parent-style-name="Outline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Outline_20_3" style:display-name="Outline 3" style:family="paragraph" style:parent-style-name="Outline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Outline_20_2" style:display-name="Outline 2" style:family="paragraph" style:parent-style-name="Outline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Outline_20_1" style:display-name="Outline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1.5pt" fo:font-style="normal" fo:text-shadow="none" style:text-underline-style="none" fo:font-weight="normal" style:letter-kerning="true" style:font-name-asian="Mangal" style:font-family-asian="Mangal" style:font-pitch-asian="variable" style:font-size-asian="31.5pt" style:font-style-asian="normal" style:font-weight-asian="normal" style:font-name-complex="Mangal" style:font-family-complex="Mangal" style:font-pitch-complex="variable" style:font-size-complex="31.5pt" style:font-style-complex="normal" style:font-weight-complex="normal" style:text-emphasize="non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/>
    </style:style>
    <style:style style:name="Background" style:family="paragraph">
      <style:paragraph-properties style:text-autospace="none"/>
      <style:text-properties style:letter-kerning="tru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yellow3" style:family="paragraph" style:parent-style-name="default"/>
    <style:style style:name="yellow2" style:family="paragraph" style:parent-style-name="default"/>
    <style:style style:name="yellow1" style:family="paragraph" style:parent-style-name="default"/>
    <style:style style:name="lightblue3" style:family="paragraph" style:parent-style-name="default"/>
    <style:style style:name="lightblue2" style:family="paragraph" style:parent-style-name="default"/>
    <style:style style:name="lightblue1" style:family="paragraph" style:parent-style-name="default"/>
    <style:style style:name="seetang3" style:family="paragraph" style:parent-style-name="default"/>
    <style:style style:name="seetang2" style:family="paragraph" style:parent-style-name="default"/>
    <style:style style:name="seetang1" style:family="paragraph" style:parent-style-name="default"/>
    <style:style style:name="green3" style:family="paragraph" style:parent-style-name="default"/>
    <style:style style:name="green2" style:family="paragraph" style:parent-style-name="default"/>
    <style:style style:name="green1" style:family="paragraph" style:parent-style-name="default"/>
    <style:style style:name="earth3" style:family="paragraph" style:parent-style-name="default"/>
    <style:style style:name="earth2" style:family="paragraph" style:parent-style-name="default"/>
    <style:style style:name="earth1" style:family="paragraph" style:parent-style-name="default"/>
    <style:style style:name="sun3" style:family="paragraph" style:parent-style-name="default"/>
    <style:style style:name="sun2" style:family="paragraph" style:parent-style-name="default"/>
    <style:style style:name="sun1" style:family="paragraph" style:parent-style-name="default"/>
    <style:style style:name="blue3" style:family="paragraph" style:parent-style-name="default"/>
    <style:style style:name="blue2" style:family="paragraph" style:parent-style-name="default"/>
    <style:style style:name="blue1" style:family="paragraph" style:parent-style-name="default"/>
    <style:style style:name="turquise3" style:family="paragraph" style:parent-style-name="default"/>
    <style:style style:name="turquise2" style:family="paragraph" style:parent-style-name="default"/>
    <style:style style:name="turquise1" style:family="paragraph" style:parent-style-name="default"/>
    <style:style style:name="orange3" style:family="paragraph" style:parent-style-name="default"/>
    <style:style style:name="orange2" style:family="paragraph" style:parent-style-name="default"/>
    <style:style style:name="orange1" style:family="paragraph" style:parent-style-name="default"/>
    <style:style style:name="bw3" style:family="paragraph" style:parent-style-name="default"/>
    <style:style style:name="bw2" style:family="paragraph" style:parent-style-name="default"/>
    <style:style style:name="bw1" style:family="paragraph" style:parent-style-name="default"/>
    <style:style style:name="gray3" style:family="paragraph" style:parent-style-name="default"/>
    <style:style style:name="gray2" style:family="paragraph" style:parent-style-name="default"/>
    <style:style style:name="gray1" style:family="paragraph" style:parent-style-name="default"/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Notizen" style:display-name="Default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/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/>
    </style:style>
    <style:style style:name="Default_7e_LT_7e_Gliederung_20_9" style:display-name="Default~LT~Gliederung 9" style:family="paragraph" style:parent-style-name="Default_7e_LT_7e_Gliederung_20_8"/>
    <style:style style:name="Default_7e_LT_7e_Gliederung_20_8" style:display-name="Default~LT~Gliederung 8" style:family="paragraph" style:parent-style-name="Default_7e_LT_7e_Gliederung_20_7"/>
    <style:style style:name="Default_7e_LT_7e_Gliederung_20_7" style:display-name="Default~LT~Gliederung 7" style:family="paragraph" style:parent-style-name="Default_7e_LT_7e_Gliederung_20_6"/>
    <style:style style:name="Default_7e_LT_7e_Gliederung_20_6" style:display-name="Default~LT~Gliederung 6" style:family="paragraph" style:parent-style-name="Default_7e_LT_7e_Gliederung_20_5"/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1.5pt" fo:font-style="normal" fo:text-shadow="none" style:text-underline-style="none" fo:font-weight="normal" style:letter-kerning="true" style:font-name-asian="Mangal" style:font-family-asian="Mangal" style:font-pitch-asian="variable" style:font-size-asian="31.5pt" style:font-style-asian="normal" style:font-weight-asian="normal" style:font-name-complex="Mangal" style:font-family-complex="Mangal" style:font-pitch-complex="variable" style:font-size-complex="31.5pt" style:font-style-complex="normal" style:font-weight-complex="normal" style:text-emphasize="none"/>
    </style:style>
    <style:style style:name="Dimension_20_Line" style:display-name="Dimension Line" style:family="paragraph" style:parent-style-name="Standard"/>
    <style:style style:name="Heading2" style:family="paragraph" style:parent-style-name="Standard">
      <style:paragraph-properties fo:margin-top="0.42cm" fo:margin-bottom="0.21cm" loext:contextual-spacing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WW-Heading" style:family="paragraph" style:parent-style-name="Standard">
      <style:paragraph-properties fo:margin-top="0.42cm" fo:margin-bottom="0.21cm" loext:contextual-spacing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Object_20_without_20_fill" style:display-name="Object without fill" style:family="paragraph" style:parent-style-name="Standard"/>
    <style:style style:name="Object_20_with_20_shadow" style:display-name="Object with shadow" style:family="paragraph" style:parent-style-name="Standard"/>
    <style:style style:name="Object_20_with_20_arrow" style:display-name="Object with arrow" style:family="paragraph" style:parent-style-name="Standard"/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1.53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2.03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2.53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3.033cm" style:type="right" style:leader-style="dotted" style:leader-text="."/>
        </style:tab-stops>
      </style:paragraph-properties>
    </style:style>
    <style:style style:name="Coe" style:family="paragraph" style:parent-style-name="Text_20_body">
      <style:paragraph-properties fo:text-align="justify" style:justify-single-word="false"/>
      <style:text-properties style:font-name="Courier New" fo:font-family="'Courier New'" style:font-family-generic="modern" style:font-pitch="fixed" fo:font-size="9pt" style:font-size-asian="9pt" style:font-size-complex="9pt"/>
    </style:style>
    <style:style style:name="Codice" style:family="paragraph" style:parent-style-name="Text_20_body"/>
    <style:style style:name="Code" style:family="paragraph" style:parent-style-name="Standard" style:next-style-name="Standard">
      <style:paragraph-properties fo:margin-left="1.27cm" fo:margin-right="0cm" fo:margin-top="0.102cm" fo:margin-bottom="0.102cm" loext:contextual-spacing="false" fo:text-indent="0cm" style:auto-text-indent="false" fo:padding-left="0cm" fo:padding-right="0cm" fo:padding-top="0.176cm" fo:padding-bottom="0.176cm" fo:border-left="none" fo:border-right="none" fo:border-top="0.06pt solid #000000" fo:border-bottom="0.06pt solid #000000"/>
      <style:text-properties style:font-name="Courier New1" fo:font-family="'Courier New'" style:font-family-generic="modern" fo:font-size="8pt" style:font-size-asian="8pt" style:font-size-complex="8pt"/>
    </style:style>
    <style:style style:name="Figure" style:family="paragraph" style:parent-style-name="Caption"/>
    <style:style style:name="listatino" style:family="paragraph" style:parent-style-name="Standard">
      <style:paragraph-properties style:text-autospace="none" style:punctuation-wrap="simple" style:vertical-align="baseline"/>
      <style:text-properties style:font-name="Courier New1" fo:font-family="'Courier New'" style:font-family-generic="modern" fo:font-size="8pt" fo:language="it" fo:country="I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6" style:display-name="Contents 6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2.15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2.65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3.1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66cm" fo:margin-right="0cm" fo:margin-top="0cm" fo:margin-bottom="0.203cm" loext:contextual-spacing="false" fo:text-indent="0cm" style:auto-text-indent="false">
        <style:tab-stops>
          <style:tab-stop style:position="13.6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.051cm" fo:margin-bottom="0.254cm" loext:contextual-spacing="false" fo:text-align="start" style:justify-single-word="false" fo:text-indent="0cm" style:auto-text-indent="false" style:page-number="auto">
        <style:tab-stops>
          <style:tab-stop style:position="14.15cm" style:type="right" style:leader-style="dotted" style:leader-text="."/>
        </style:tab-stops>
      </style:paragraph-properties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Arial3" fo:font-family="Arial" style:font-style-name="Normale" style:font-family-generic="swiss" style:font-pitch="variable" fo:font-style="normal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WW8Num14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1" fo:font-family="'Courier New'" style:font-family-generic="modern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-Carattere_20_predefinito_20_paragrafo" style:display-name="WW-Carattere predefinito paragrafo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Page_20_Number" style:display-name="Page Number" style:family="text" style:parent-style-name="WW-Carattere_20_predefinito_20_paragrafo"/>
    <style:style style:name="Footnote_20_Symbol" style:display-name="Footnote Symbol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min-label-width="1.143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suffix="." style:num-format="1">
        <style:list-level-properties text:min-label-width="1.143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2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905cm"/>
      </text:list-level-style-number>
      <text:list-level-style-number text:level="3" style:num-suffix="." style:num-format="1" text:display-levels="3">
        <style:list-level-properties text:min-label-width="2.921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5.24cm" fo:text-indent="-0.635cm" fo:margin-left="15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9:47:30.178000000</meta:creation-date>
    <dc:date>2016-02-08T16:13:37.625000000</dc:date>
    <meta:editing-duration>PT10H28M17S</meta:editing-duration>
    <meta:editing-cycles>80</meta:editing-cycles>
    <meta:generator>LibreOffice/4.4.5.2$Windows_x86 LibreOffice_project/a22f674fd25a3b6f45bdebf25400ed2adff0ff99</meta:generator>
    <meta:document-statistic meta:table-count="11" meta:image-count="0" meta:object-count="0" meta:page-count="8" meta:paragraph-count="253" meta:word-count="1137" meta:character-count="8224" meta:non-whitespace-character-count="7262"/>
  </office:meta>
</office:document-meta>
</file>